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 style:writing-mode="lr-tb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 style:writing-mode="lr-tb"/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 fo:padding="0.049cm" fo:border="0.06pt solid #000000" style:shadow="none" style:writing-mode="lr-tb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 fo:padding="0.049cm" fo:border="0.06pt solid #000000" style:shadow="none" style:writing-mode="lr-tb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 fo:padding="0.049cm" fo:border="0.06pt solid #000000" style:shadow="none" style:writing-mode="lr-tb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 fo:padding="0.049cm" fo:border="0.06pt solid #000000" style:shadow="none" style:writing-mode="lr-tb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 fo:padding="0.049cm" fo:border="0.06pt solid #000000" style:shadow="non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 fo:padding="0.049cm" fo:border="0.06pt solid #000000" style:shadow="non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 fo:padding="0.049cm" fo:border="0.06pt solid #000000" style:shadow="none"/>
      <style:text-properties fo:font-size="12pt" fo:font-weight="normal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 fo:padding="0.049cm" fo:border="0.06pt solid #000000" style:shadow="none"/>
      <style:text-properties fo:font-size="14pt" fo:font-weight="bold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 fo:padding="0.049cm" fo:border="0.06pt solid #000000" style:shadow="none"/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 fo:padding="0.049cm" fo:border="0.06pt solid #000000" style:shadow="none"/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 fo:padding="0.049cm" fo:border="0.06pt solid #000000" style:shadow="none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 fo:padding="0cm" fo:border="none" style:shadow="non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 fo:padding="0cm" fo:border="none" style:shadow="non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 fo:padding="0cm" fo:border="none" style:shadow="non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 fo:padding="0cm" fo:border="none" style:shadow="none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 fo:padding="0cm" fo:border="none" style:shadow="non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ize="14pt" fo:font-weight="normal" style:font-size-asian="12.25pt" style:font-weight-asian="normal" style:font-size-complex="14pt" style:font-weight-complex="normal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style:text-underline-style="none" style:font-size-asian="14pt" style:font-size-complex="14pt"/>
    </style:style>
    <style:style style:name="T10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1 systeme et reseaux</text:p>
      <text:p text:style-name="P1">David LESAINT</text:p>
      <text:p text:style-name="P1"/>
      <text:p text:style-name="P29"><text:span text:style-name="T2"/></text:p>
      <text:p text:style-name="P26">pour voir les temps d'accès, d telechargement installer firebug</text:p>
      <text:p text:style-name="P26"><text:a xlink:type="simple" xlink:href="http://www.reseaucerta.org/outils/php?num=236">www.reseaucerta.org/outils/php?num=236</text:a></text:p>
      <text:p text:style-name="P26">dans la page web teelecharger le simulateur.zip sous windows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06T13:48:18</meta:creation-date>
    <dc:date>2012-11-13T15:15:00</dc:date>
    <dc:creator>Compte etudiant</dc:creator>
    <meta:editing-duration>PT4H13M31S</meta:editing-duration>
    <meta:editing-cycles>24</meta:editing-cycles>
    <meta:generator>LibreOffice/3.5$Linux_x86 LibreOffice_project/350m1$Build-2</meta:generator>
    <meta:document-statistic meta:table-count="0" meta:image-count="0" meta:object-count="0" meta:page-count="1" meta:paragraph-count="5" meta:word-count="25" meta:character-count="199" meta:non-whitespace-character-count="179"/>
  </office:meta>
</office:document-meta>
</file>